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5.857cm"/>
    </style:style>
    <style:style style:name="pr2" style:family="presentation" style:parent-style-name="Midnightblue1-subtitle">
      <style:graphic-properties draw:fill-color="#ffffff" draw:auto-grow-height="true" fo:min-height="4.8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57cm" svg:x="1cm" svg:y="7.077cm" presentation:class="title" presentation:user-transformed="true">
          <draw:text-box>
            <text:p>File compression and decompression<text:line-break/>using Huffman algorithm</text:p>
          </draw:text-box>
        </draw:frame>
        <draw:frame presentation:style-name="pr2" draw:text-style-name="P2" draw:layer="layout" svg:width="26cm" svg:height="4.8cm" svg:x="0.8cm" svg:y="15.2cm" presentation:class="subtitle" presentation:user-transformed="true">
          <draw:text-box>
            <text:p text:style-name="P1">Name : Ketaki Kishor Jadhav</text:p>
            <text:p text:style-name="P1">MIS : 111903040</text:p>
            <text:p text:style-name="P1">Topic : DSA 2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tails of Projec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ata structures which will be used are Priority queue and binary trees</text:p>
              </text:list-item>
              <text:list-item>
                <text:p>Huffman Algorithm is an efficient way for file Compression and Decompression.</text:p>
              </text:list-item>
              <text:list-item>
                <text:p><text:s/>It reads frequent characters from input file and replace it with shorter binary codeword. </text:p>
              </text:list-item>
              <text:list-item>
                <text:p>The original file can be produced again without loosing any b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Thank You !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4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00:12:21.785000000</meta:creation-date>
    <meta:editing-duration>PT28M7S</meta:editing-duration>
    <meta:editing-cycles>4</meta:editing-cycles>
    <meta:generator>Neat_Office/6.2.8.2$Windows_x86 LibreOffice_project/</meta:generator>
    <dc:title>Midnightblue</dc:title>
    <dc:date>2021-01-28T10:05:33.051000000</dc:date>
    <meta:document-statistic meta:object-count="59"/>
  </office:meta>
</office:document-meta>
</file>